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stroke="solid" draw:stroke-dash="Ultrafine_20_2_20_Dots_20_3_20_Dashes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stroke-dash="Ultrafine_20_2_20_Dots_20_3_20_Dashes" draw:fill="none" fo:min-height="0.85cm"/>
    </style:style>
    <style:style style:name="gr11" style:family="graphic" style:parent-style-name="standard">
      <style:graphic-properties draw:stroke="none" draw:stroke-dash="Ultrafine_20_2_20_Dots_20_3_20_Dashes" draw:fill="none" fo:min-height="0.713cm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solid" draw:stroke-dash="Ultrafine_20_2_20_Dots_20_3_20_Dashes" svg:stroke-color="#2c001e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412cm" fo:min-width="0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text-shadow="1pt 1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text-shadow="1pt 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23.6cm" svg:x="1.2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2cm" svg:height="1.195cm" svg:x="3.058cm" svg:y="2.505cm">
          <draw:text-box>
            <text:p><text:span text:style-name="T1">DEMO</text:span></text:p>
          </draw:text-box>
        </draw:frame>
        <draw:custom-shape draw:style-name="gr1" draw:text-style-name="P3" draw:layer="layout" svg:width="7.2cm" svg:height="23.5cm" svg:x="13.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115cm" svg:height="1.195cm" svg:x="13.8cm" svg:y="2.205cm">
          <draw:text-box>
            <text:p><text:span text:style-name="T1">LCD_SERVER</text:span></text:p>
          </draw:text-box>
        </draw:frame>
        <draw:custom-shape draw:style-name="gr3" draw:text-style-name="P3" draw:layer="layout" svg:width="6.2cm" svg:height="2.4cm" svg:x="1.7cm" svg:y="5cm">
          <text:p text:style-name="P3">LCD_ini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6cm" svg:height="2.2cm" svg:x="13.9cm" svg:y="4.4cm">
          <text:p text:style-name="P3">ini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3cm" svg:height="15.2cm" svg:x="14.1cm" svg:y="8.5cm">
          <text:p text:style-name="P3"><text:span text:style-name="T2">while(1)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line buffer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line buffer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1cm" svg:height="3.2cm" svg:x="14.2cm" svg:y="10cm">
          <text:p text:style-name="P3">fetch_pointer()</text:p>
          <text:p text:style-name="P3">[<text:span text:style-name="T3">gets the new line buffer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8cm" svg:y1="7.1cm" svg:x2="14.6cm" svg:y2="11.1cm">
          <text:p/>
        </draw:line>
        <draw:frame draw:style-name="gr2" draw:layer="layout" svg:width="3.271cm" svg:height="0.962cm" svg:x="5.353cm" svg:y="7.762cm">
          <draw:text-box>
            <text:p>line buffer</text:p>
          </draw:text-box>
        </draw:frame>
        <draw:custom-shape draw:style-name="gr4" draw:text-style-name="P3" xml:id="id2" draw:id="id2" draw:layer="layout" svg:width="2cm" svg:height="6.2cm" svg:x="22.3cm" svg:y="13.1cm">
          <text:p text:style-name="P3">LCD</text:p>
          <text:p text:style-name="P3">scree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9.2cm" svg:y1="16.35cm" svg:x2="22.3cm" svg:y2="16.2cm" draw:start-shape="id1" draw:start-glue-point="10" draw:end-shape="id2" draw:end-glue-point="3" svg:d="m19200 16350c2326 0 777-150 3100-150" svg:viewBox="0 0 3101 151">
          <text:p/>
        </draw:connector>
        <draw:custom-shape draw:style-name="gr3" draw:text-style-name="P3" draw:layer="layout" svg:width="5.1cm" svg:height="2.7cm" svg:x="14.2cm" svg:y="20cm">
          <text:p text:style-name="P3">return_pointer()</text:p>
          <text:p text:style-name="P3">[<text:span text:style-name="T3">returns the line buffer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4.9cm" svg:height="2.5cm" svg:x="14.3cm" svg:y="15.1cm">
          <text:p text:style-name="P3"><text:span text:style-name="T4">Pushes the </text:span></text:p>
          <text:p text:style-name="P3"><text:span text:style-name="T4">line buffer </text:span></text:p>
          <text:p text:style-name="P3"><text:span text:style-name="T4">to LCD sc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cm" svg:height="10.7cm" svg:x="2.1cm" svg:y="15.6cm">
          <text:p text:style-name="P3">while(1)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4.8cm" svg:y1="19.6cm" svg:x2="4.8cm" svg:y2="21.8cm">
          <text:p/>
        </draw:line>
        <draw:custom-shape draw:style-name="gr8" draw:text-style-name="P3" draw:layer="layout" svg:width="5.1cm" svg:height="3.1cm" svg:x="2.3cm" svg:y="21.6cm">
          <text:p text:style-name="P3">lcd_update()</text:p>
          <text:p text:style-name="P3">[<text:span text:style-name="T3">sends the line buffer</text:span></text:p>
          <text:p text:style-name="P3"><text:span text:style-name="T3"><text:s/></text:span><text:span text:style-name="T3">to be updated</text:span></text:p>
          <text:p text:style-name="P3"><text:span text:style-name="T3">on lcd screen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7cm" svg:height="2.5cm" svg:x="2.3cm" svg:y="17.5cm">
          <text:p text:style-name="P3">lcd_req()</text:p>
          <text:p text:style-name="P3">[<text:span text:style-name="T3">waits for line buffer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2cm" svg:y1="22.6cm" svg:x2="14.3cm" svg:y2="11.6cm">
          <text:p/>
        </draw:line>
        <draw:frame draw:style-name="gr10" draw:layer="layout" svg:width="4.193cm" svg:height="1.1cm" svg:x="10.3cm" svg:y="12.3cm">
          <draw:text-box>
            <text:p>line buffer</text:p>
          </draw:text-box>
        </draw:frame>
        <draw:line draw:style-name="gr9" draw:text-style-name="P3" draw:layer="layout" svg:x1="14.6cm" svg:y1="20.8cm" svg:x2="6.9cm" svg:y2="18.5cm">
          <text:p/>
        </draw:line>
        <draw:frame draw:style-name="gr11" draw:layer="layout" svg:width="4.193cm" svg:height="0.963cm" svg:x="10.007cm" svg:y="20.637cm">
          <draw:text-box>
            <text:p>line buffer</text:p>
          </draw:text-box>
        </draw:frame>
        <draw:frame draw:style-name="gr12" draw:layer="layout" svg:width="1.353cm" svg:height="0.962cm" svg:x="20.6cm" svg:y="15.1cm">
          <draw:text-box>
            <text:p>I/O</text:p>
          </draw:text-box>
        </draw:frame>
        <draw:line draw:style-name="gr6" draw:text-style-name="P3" draw:layer="layout" svg:x1="4.4cm" svg:y1="7.3cm" svg:x2="4.3cm" svg:y2="15.6cm">
          <text:p/>
        </draw:line>
        <draw:line draw:style-name="gr6" draw:text-style-name="P3" draw:layer="layout" svg:x1="16.7cm" svg:y1="13.1cm" svg:x2="16.7cm" svg:y2="15.2cm">
          <text:p/>
        </draw:line>
        <draw:line draw:style-name="gr6" draw:text-style-name="P3" draw:layer="layout" svg:x1="16.8cm" svg:y1="17.6cm" svg:x2="16.8cm" svg:y2="20.2cm">
          <text:p/>
        </draw:line>
        <draw:line draw:style-name="gr6" draw:text-style-name="P3" draw:layer="layout" svg:x1="16.7cm" svg:y1="6.6cm" svg:x2="16.7cm" svg:y2="8.7cm">
          <text:p/>
        </draw:line>
        <draw:line draw:style-name="gr13" draw:text-style-name="P3" draw:layer="layout" svg:x1="15.8cm" svg:y1="28.9cm" svg:x2="17.2cm" svg:y2="28.9cm">
          <text:p/>
        </draw:line>
        <draw:frame draw:style-name="gr12" draw:layer="layout" svg:width="7.648cm" svg:height="0.962cm" svg:x="17.152cm" svg:y="28.4cm">
          <draw:text-box>
            <text:p>:channel communications</text:p>
          </draw:text-box>
        </draw:frame>
        <draw:line draw:style-name="gr13" draw:text-style-name="P3" draw:layer="layout" svg:x1="7.9cm" svg:y1="5.9cm" svg:x2="14.1cm" svg:y2="5.2cm">
          <text:p/>
        </draw:line>
        <draw:line draw:style-name="gr13" draw:text-style-name="P3" draw:layer="layout" svg:x1="14.7cm" svg:y1="6.3cm" svg:x2="7.6cm" svg:y2="6.7cm">
          <text:p/>
        </draw:line>
        <draw:frame draw:style-name="gr14" draw:text-style-name="P6" draw:layer="layout" svg:width="2.813cm" svg:height="0.763cm" svg:x="9.431cm" svg:y="5.838cm">
          <draw:text-box>
            <text:p><text:span text:style-name="T4">Handsha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eela </meta:initial-creator>
    <meta:creation-date>2015-08-06T19:30:44</meta:creation-date>
    <dc:date>2015-10-29T15:05:01</dc:date>
    <dc:creator>vineela </dc:creator>
    <meta:editing-duration>PT11M13S</meta:editing-duration>
    <meta:editing-cycles>3</meta:editing-cycles>
    <meta:generator>LibreOffice/3.5$Linux_X86_64 LibreOffice_project/350m1$Build-2</meta:generator>
    <meta:document-statistic meta:object-count="32"/>
  </office:meta>
</office:document-meta>
</file>